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table:align="margins" style:writing-mode="lr-tb"/>
    </style:style>
    <style:style style:name="Tableau3.A" style:family="table-column">
      <style:table-column-properties style:column-width="16.591cm" style:rel-column-width="6553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1" style:family="paragraph" style:parent-style-name="Standard">
      <style:text-properties officeooo:paragraph-rsid="000ff752"/>
    </style:style>
    <style:style style:name="P12" style:family="paragraph" style:parent-style-name="Standard">
      <style:text-properties style:text-underline-style="none" fo:font-weight="bold" officeooo:paragraph-rsid="000ff752" style:font-weight-asian="bold" style:font-weight-complex="bold"/>
    </style:style>
    <style:style style:name="P13" style:family="paragraph" style:parent-style-name="Standard">
      <style:text-properties fo:font-weight="bold" officeooo:paragraph-rsid="000ff752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ff752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0879264" text:id="ct80879264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90876960" text:id="ct90876960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81310080" text:id="ct8131008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91521808" text:id="ct91521808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81106672" text:id="ct81106672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81478080" text:id="ct81478080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81223776" text:id="ct81223776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91895808" text:id="ct91895808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81332352" text:id="ct8133235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80907888" text:id="ct80907888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80803360" text:id="ct80803360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92361248" text:id="ct92361248">
          <text:insertion>
            <office:change-info>
              <dc:creator>Auteur inconnu</dc:creator>
              <dc:date>2015-10-28T13:18:00</dc:date>
            </office:change-info>
          </text:insertion>
        </text:changed-region>
        <text:changed-region xml:id="ct81494832" text:id="ct81494832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81562256" text:id="ct81562256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81333488" text:id="ct813334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1642640" text:id="ct81642640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0794304" text:id="ct8079430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1210944" text:id="ct8121094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1493600" text:id="ct81493600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1622144" text:id="ct8162214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81486304" text:id="ct8148630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80803056" text:id="ct80803056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81335648" text:id="ct81335648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80879264"/>self.Title()<text:change-end text:change-id="ct80879264"/></text:p>
      <text:p text:style-name="P7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<office:annotation><dc:date>2007-09-24T00:00:00</dc:date><text:p>do row for item in self.adapted().getPrintableItems(itemUids, privacy='public', oralQuestion=False)</text:p></office:annotation><text:change-start text:change-id="ct90876960"/>item.getItemNumber(relativeTo='meeting', <text:span text:style-name="T2">for_display=True</text:span>)<text:change-end text:change-id="ct90876960"/>. <text:change-start text:change-id="ct81310080"/>item.Title()<text:change-end text:change-id="ct81310080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<office:annotation><dc:date>2007-09-24T00:00:00</dc:date><text:p>do row for item in self.adapted().getPrintableItems(itemUids, privacy='secret', oralQuestion=False)</text:p></office:annotation><text:change-start text:change-id="ct91521808"/>item.getItemNumber(relativeTo='meeting', <text:span text:style-name="T2">for_display=True</text:span>)<text:change-end text:change-id="ct91521808"/>. <text:change-start text:change-id="ct81106672"/>item.Title()<text:change-end text:change-id="ct81106672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5">do text</text:span></text:p><text:p text:style-name="P14"><text:span text:style-name="T5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6">do text if self.getObservations()</text:span></text:p><text:p text:style-name="P14"><text:span text:style-name="T6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4"><text:span text:style-name="T5">do section if len(</text:span><text:span text:style-name="T7">self.adapted().getPrintableItems(itemUids, late=True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4"><text:span text:style-name="T6">do row for item in self.adapted().getPrintableItems(itemUids, late=True, oralQuestion=True)</text:span></text:p></office:annotation>De <text:change-start text:change-id="ct81478080"/>item.displayValue(item.listCategories(), item.getCategory())<text:change-end text:change-id="ct81478080"/></text:p>
              <text:p text:style-name="P3"><text:change-start text:change-id="ct81223776"/>item.Title()<text:change-end text:change-id="ct81223776"/></text:p>
              <text:p text:style-name="Standard"><office:annotation><dc:creator>Gauthier Bastien</dc:creator><dc:date>2011-04-18T11:37:54</dc:date><text:p text:style-name="P14"><text:span text:style-name="T6">do text</text:span></text:p><text:p text:style-name="P14"><text:span text:style-name="T6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12">OBJET N°<text:change-start text:change-id="ct91895808"/>item.getItemNumber(relativeTo='meeting', <text:span text:style-name="T2">for_display=True</text:span>)<text:change-end text:change-id="ct91895808"/> : <text:change-start text:change-id="ct81332352"/>item.Title()<text:change-end text:change-id="ct8133235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item.getDeliberat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4"><text:span text:style-name="T5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6">Le Président de la séance procède à l'examen des questions orales :</text:p>
        <text:p text:style-name="P5"/>
        <text:p text:style-name="P2"><text:span text:style-name="T1"><office:annotation><dc:creator>Gauthier Bastien</dc:creator><dc:date>2011-04-18T11:35:15</dc:date><text:p text:style-name="P14"><text:span text:style-name="T5">do section if len(</text:span><text:span text:style-name="T7">self.adapted().getPrintableItems(itemUids, late=True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4"><text:span text:style-name="T6">do row for item in self.adapted().getPrintableItems(itemUids, late=True, oralQuestion=True)</text:span></text:p></office:annotation>De <text:change-start text:change-id="ct80907888"/>item.displayValue(item.listCategories(), item.getCategory())<text:change-end text:change-id="ct80907888"/></text:p>
              <text:p text:style-name="P3"><text:change-start text:change-id="ct80803360"/>item.Title()<text:change-end text:change-id="ct80803360"/></text:p>
              <text:p text:style-name="Standard"><office:annotation><dc:creator>Gauthier Bastien</dc:creator><dc:date>2011-04-18T11:37:54</dc:date><text:p text:style-name="P14"><text:span text:style-name="T6">do text</text:span></text:p><text:p text:style-name="P14"><text:span text:style-name="T6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6">do text</text:span></text:p><text:p text:style-name="P14"><text:span text:style-name="T6">from xhtml(item.getDeliberation(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6">do text</text:span></text:p><text:p text:style-name="P14"><text:span text:style-name="T6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13">OBJET N°<text:change-start text:change-id="ct92361248"/>item.getItemNumber(relativeTo='meeting', <text:span text:style-name="T2">for_display=True</text:span>)<text:change-end text:change-id="ct92361248"/> : <text:change-start text:change-id="ct81494832"/>item.Title()<text:change-end text:change-id="ct8149483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item.getDeliberat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8"><office:annotation><dc:creator>Gauthier Bastien</dc:creator><dc:date>2013-01-17T14:54:09</dc:date><text:p text:style-name="P14"><text:span text:style-name="T4">do text if self.getSignatures()</text:span></text:p></office:annotation><text:change-start text:change-id="ct81562256"/>self.getSignatures().split('\n')[0]<text:change-end text:change-id="ct81562256"/></text:p>
            <text:p text:style-name="P8"><office:annotation><dc:creator>Gauthier Bastien</dc:creator><dc:date>2013-01-17T15:13:33</dc:date><text:p text:style-name="P14"><text:span text:style-name="T3">do text if not self.getSignatures()</text:span></text:p></office:annotation><text:change-start text:change-id="ct81333488"/>self.getSignatories(theObjects=True)[1].getGender()=='m' and 'Le' or 'La'<text:change-end text:change-id="ct81333488"/> <office:annotation><dc:creator>Gauthier Bastien</dc:creator><dc:date>2013-01-17T15:13:33</dc:date><text:p text:style-name="P14"><text:span text:style-name="T3">do text if not self.getSignatures()</text:span></text:p></office:annotation><text:change-start text:change-id="ct81642640"/>self.getSignatories(theObjects=True)<text:soft-page-break/>[1].getDuty()<text:change-end text:change-id="ct81642640"/></text:p>
          </table:table-cell>
          <table:table-cell table:style-name="Tableau7.A1" office:value-type="string">
            <text:p text:style-name="P9"><office:annotation><dc:creator>Gauthier Bastien</dc:creator><dc:date>2013-01-17T14:54:09</dc:date><text:p text:style-name="P14"><text:span text:style-name="T3">do text if self.getSignatures()</text:span></text:p></office:annotation><text:change-start text:change-id="ct80794304"/>self.getSignatures().split('\n')[2]<text:change-end text:change-id="ct80794304"/></text:p>
            <text:p text:style-name="P9"><office:annotation><dc:creator>Gauthier Bastien</dc:creator><dc:date>2013-01-17T15:13:33</dc:date><text:p text:style-name="P14"><text:span text:style-name="T3">do text if not self.getSignatures()</text:span></text:p></office:annotation><text:change-start text:change-id="ct81210944"/>self.getSignatories(theObjects=True)[0].getGender()=='m' and 'Le' or 'La'<text:change-end text:change-id="ct81210944"/> <office:annotation><dc:creator>Gauthier Bastien</dc:creator><dc:date>2013-01-17T15:13:33</dc:date><text:p text:style-name="P14"><text:span text:style-name="T3">do text if not self.getSignatures()</text:span></text:p></office:annotation><text:change-start text:change-id="ct81493600"/>self.getSignatories(theObjects=True)<text:soft-page-break/>[0].getDuty()<text:change-end text:change-id="ct81493600"/></text:p>
          </table:table-cell>
        </table:table-row>
        <table:table-row>
          <table:table-cell table:style-name="Tableau7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7.A1" office:value-type="string">
            <text:p text:style-name="P9"/>
          </table:table-cell>
        </table:table-row>
        <table:table-row>
          <table:table-cell table:style-name="Tableau7.A1" office:value-type="string">
            <text:p text:style-name="P8"><office:annotation><dc:creator>Gauthier Bastien</dc:creator><dc:date>2013-01-17T14:54:09</dc:date><text:p text:style-name="P14"><text:span text:style-name="T4">do text if self.getSignatures()</text:span></text:p></office:annotation><text:change-start text:change-id="ct81622144"/>self.getSignatures().split('\n')[1]<text:change-end text:change-id="ct81622144"/></text:p>
            <text:p text:style-name="P8"><office:annotation><dc:creator>Gauthier Bastien</dc:creator><dc:date>2013-01-17T15:13:33</dc:date><text:p text:style-name="P14"><text:span text:style-name="T3">do text if not self.getSignatures()</text:span></text:p></office:annotation><text:change-start text:change-id="ct81486304"/>self.getSignatories(theObjects=True)[1].Title()<text:change-end text:change-id="ct81486304"/></text:p>
          </table:table-cell>
          <table:table-cell table:style-name="Tableau7.A1" office:value-type="string">
            <text:p text:style-name="P9"><office:annotation><dc:creator>Gauthier Bastien</dc:creator><dc:date>2013-01-17T14:54:09</dc:date><text:p text:style-name="P14"><text:span text:style-name="T4">do text if self.getSignatures()</text:span></text:p></office:annotation><text:change-start text:change-id="ct80803056"/>self.getSignatures().split('\n')[3]<text:change-end text:change-id="ct80803056"/></text:p>
            <text:p text:style-name="P9"><office:annotation><dc:creator>Gauthier Bastien</dc:creator><dc:date>2013-01-17T15:13:33</dc:date><text:p text:style-name="P14"><text:span text:style-name="T3">do text if not self.getSignatures()</text:span></text:p></office:annotation><text:change-start text:change-id="ct81335648"/>self.getSignatories(theObjects=True)[0].Title()<text:change-end text:change-id="ct8133564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5-10-28T13:18:17.860255145</dc:date>
    <meta:print-date>2011-04-06T15:03:00</meta:print-date>
    <meta:editing-cycles>76</meta:editing-cycles>
    <meta:editing-duration>PT16H17M10S</meta:editing-duration>
    <meta:generator>LibreOffice/4.2.8.2$Linux_X86_64 LibreOffice_project/420m0$Build-2</meta:generator>
    <meta:document-statistic meta:table-count="7" meta:image-count="0" meta:object-count="0" meta:page-count="2" meta:paragraph-count="42" meta:word-count="128" meta:character-count="1537" meta:non-whitespace-character-count="1446"/>
    <meta:user-defined meta:name="_AuthorEmail"/>
    <meta:user-defined meta:name="_AuthorEmailDisplayName"/>
    <meta:user-defined meta:name="_EmailSubject"/>
  </office:meta>
</office:document-meta>
</file>